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Exception.Form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xception.Forms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xception.Forms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xception.FormsException( String message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